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complex="10pt" style:font-style-asian="normal" style:font-weight-asian="normal" fo:color="#a9b7c6" style:font-size-asian="10pt" style:font-style-complex="normal" fo:font-style="normal" style:font-name-asian="JetBrains Mono" style:font-weight-complex="normal" fo:font-weight="normal" style:font-name="JetBrains Mono" fo:font-size="10pt" style:font-name-complex="JetBrains Mono"/>
    </style:style>
    <style:style style:name="T2" style:family="text">
      <style:text-properties style:font-size-complex="10pt" style:font-style-asian="normal" style:font-weight-asian="normal" style:font-size-asian="10pt" style:font-style-complex="normal" fo:font-style="normal" style:font-name-asian="JetBrains Mono" style:font-weight-complex="normal" fo:font-weight="normal" style:font-name="JetBrains Mono" fo:font-size="10pt" style:font-name-complex="JetBrains Mono" fo:color="#6897bb"/>
    </style:style>
    <style:style style:name="T3" style:family="text">
      <style:text-properties style:font-size-complex="10pt" style:font-style-asian="normal" style:font-weight-asian="normal" style:font-size-asian="10pt" style:font-style-complex="normal" fo:font-style="normal" style:font-name-asian="JetBrains Mono" style:font-weight-complex="normal" fo:font-weight="normal" style:font-name="JetBrains Mono" fo:font-size="10pt" style:font-name-complex="JetBrains Mono" fo:color="#cc7832"/>
    </style:style>
    <style:style style:name="T4" style:family="text">
      <style:text-properties style:font-size-complex="10pt" style:font-style-asian="normal" style:font-weight-asian="normal" style:font-size-asian="10pt" style:font-style-complex="normal" fo:font-style="normal" style:font-name-asian="JetBrains Mono" style:font-weight-complex="normal" fo:font-weight="normal" style:font-name="JetBrains Mono" fo:font-size="10pt" style:font-name-complex="JetBrains Mono" fo:color="#a9b7c6"/>
    </style:style>
    <style:style style:name="T5" style:family="text">
      <style:text-properties style:font-size-asian="10pt" style:font-name-complex="JetBrains Mono" style:font-name="JetBrains Mono" style:font-weight-complex="normal" fo:font-size="10pt" fo:font-style="normal" fo:color="#a9b7c6" style:font-weight-asian="normal" fo:font-weight="normal" style:font-style-asian="normal" style:font-style-complex="normal" style:font-size-complex="10pt" style:font-name-asian="JetBrains Mono"/>
    </style:style>
    <style:style style:name="T6" style:family="text">
      <style:text-properties style:font-size-asian="10pt" style:font-name-complex="JetBrains Mono" style:font-name="JetBrains Mono" style:font-weight-complex="normal" fo:font-size="10pt" fo:font-style="normal" style:font-weight-asian="normal" fo:font-weight="normal" style:font-style-asian="normal" style:font-style-complex="normal" style:font-size-complex="10pt" style:font-name-asian="JetBrains Mono" fo:color="#6897bb"/>
    </style:style>
    <style:style style:name="T7" style:family="text">
      <style:text-properties style:font-size-asian="10pt" style:font-name-complex="JetBrains Mono" style:font-name="JetBrains Mono" style:font-weight-complex="normal" fo:font-size="10pt" fo:font-style="normal" style:font-weight-asian="normal" fo:font-weight="normal" style:font-style-asian="normal" style:font-style-complex="normal" style:font-size-complex="10pt" style:font-name-asian="JetBrains Mono" fo:color="#cc7832"/>
    </style:style>
    <style:style style:name="T8" style:family="text">
      <style:text-properties style:font-size-asian="10pt" style:font-name-complex="JetBrains Mono" style:font-name="JetBrains Mono" style:font-weight-complex="normal" fo:font-size="10pt" fo:font-style="normal" style:font-weight-asian="normal" fo:font-weight="normal" style:font-style-asian="normal" style:font-style-complex="normal" style:font-size-complex="10pt" style:font-name-asian="JetBrains Mono" fo:color="#a9b7c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lNo.</text:p>
          </table:table-cell>
          <table:table-cell/>
          <table:table-cell table:style-name="Default" office:value-type="string" calcext:value-type="string">
            <text:p>Description(10000 data , 40 epochs)</text:p>
          </table:table-cell>
          <table:table-cell office:value-type="string" calcext:value-type="string">
            <text:p>validation accuracy</text:p>
          </table:table-cell>
          <table:table-cell office:value-type="string" calcext:value-type="string">
            <text:p>param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7"/>channels = [10, 10] <text:s text:c="4"/>input_image_dim = (28, 28) <text:s text:c="4"/>start_channel = 1 <text:s text:c="4"/>convs = [8, 3] <text:s text:c="4"/>pads = [1, 0] <text:s text:c="4"/>strides = [1, 1] <text:s text:c="4"/>pools = [3, 5]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<text:s text:c="7"/>Channels = [30, 10] <text:s text:c="4"/>input_image_dim = (28, 28) <text:s text:c="4"/>start_channel = 1 <text:s text:c="4"/>convs = [8, 3] <text:s text:c="4"/>pads = [1, 0] <text:s text:c="4"/>strides = [1, 1] <text:s text:c="4"/>pools = [3, 5]</text:p>
          </table:table-cell>
          <table:table-cell office:value-type="float" office:value="0.681" calcext:value-type="float">
            <text:p>0.681</text:p>
          </table:table-cell>
          <table:table-cell/>
        </table:table-row>
        <table:table-row table:style-name="ro2">
          <table:table-cell table:number-columns-repeated="2"/>
          <table:table-cell office:value-type="string" office:string-value="channels = [30, 10]input_image_dim = (28, 28)start_channel = 1convs = [3, 6]pads = [1, 1]strides = [1, 1]pools = [3, 5]" calcext:value-type="string">
            <text:p><text:span text:style-name="T1">channels = [</text:span><text:span text:style-name="T2">30</text:span><text:span text:style-name="T3">, </text:span><text:span text:style-name="T2">10</text:span><text:span text:style-name="T4">]</text:span><text:span text:style-name="T4"/><text:span text:style-name="T4">input_image_dim = (</text:span><text:span text:style-name="T2">28</text:span><text:span text:style-name="T3">, </text:span><text:span text:style-name="T2">28</text:span><text:span text:style-name="T4">)</text:span><text:span text:style-name="T4"/><text:span text:style-name="T4">start_channel = </text:span><text:span text:style-name="T2">1</text:span><text:span text:style-name="T2"/><text:span text:style-name="T4">convs = [</text:span><text:span text:style-name="T2">3</text:span><text:span text:style-name="T3">, </text:span><text:span text:style-name="T2">6</text:span><text:span text:style-name="T4">]</text:span><text:span text:style-name="T4"/><text:span text:style-name="T4">pads = [</text:span><text:span text:style-name="T2">1</text:span><text:span text:style-name="T3">, </text:span><text:span text:style-name="T2">1</text:span><text:span text:style-name="T4">]</text:span><text:span text:style-name="T4"/><text:span text:style-name="T4">strides = [</text:span><text:span text:style-name="T2">1</text:span><text:span text:style-name="T3">, </text:span><text:span text:style-name="T2">1</text:span><text:span text:style-name="T4">]</text:span><text:span text:style-name="T4"/><text:span text:style-name="T4">pools = [</text:span><text:span text:style-name="T2">3</text:span><text:span text:style-name="T3">, </text:span><text:span text:style-name="T2">5</text:span><text:span text:style-name="T4">]</text:span>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tangular kernel</text:p>
          </table:table-cell>
          <table:table-cell office:value-type="string" calcext:value-type="string">
            <text:p><text:s text:c="4"/>channels = [10, 10] <text:s text:c="4"/>input_image_dim = (28, 28) <text:s text:c="4"/>start_channel = 1 <text:s text:c="4"/>convs = [7, 3] <text:s text:c="4"/>pads = [1, 1] <text:s text:c="4"/>strides = [1, 1] <text:s text:c="4"/>pools = [3, 5]</text:p>
          </table:table-cell>
          <table:table-cell office:value-type="float" office:value="0.781" calcext:value-type="float">
            <text:p>0.7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tangular kernel +1,-1</text:p>
          </table:table-cell>
          <table:table-cell office:value-type="string" office:string-value="channels = [16,30, 10]input_image_dim = (28, 28)start_channel = 1convs = [9 , 3,3]pads = [1, 1,1]strides = [1, 1,1]pools = [3, 3,2]" calcext:value-type="string">
            <text:p><text:span text:style-name="T5">channels = [</text:span><text:span text:style-name="T6">16</text:span><text:span text:style-name="T7">,</text:span><text:span text:style-name="T6">30</text:span><text:span text:style-name="T7">, </text:span><text:span text:style-name="T6">10</text:span><text:span text:style-name="T8">]</text:span><text:span text:style-name="T8"/><text:span text:style-name="T8">input_image_dim = (</text:span><text:span text:style-name="T6">28</text:span><text:span text:style-name="T7">, </text:span><text:span text:style-name="T6">28</text:span><text:span text:style-name="T8">)</text:span><text:span text:style-name="T8"/><text:span text:style-name="T8">start_channel = </text:span><text:span text:style-name="T6">1</text:span><text:span text:style-name="T6"/><text:span text:style-name="T8">convs = [</text:span><text:span text:style-name="T6">9 </text:span><text:span text:style-name="T7">, </text:span><text:span text:style-name="T6">3</text:span><text:span text:style-name="T7">,</text:span><text:span text:style-name="T6">3</text:span><text:span text:style-name="T8">]</text:span><text:span text:style-name="T8"/><text:span text:style-name="T8">pads = [</text:span><text:span text:style-name="T6">1</text:span><text:span text:style-name="T7">, </text:span><text:span text:style-name="T6">1</text:span><text:span text:style-name="T7">,</text:span><text:span text:style-name="T6">1</text:span><text:span text:style-name="T8">]</text:span><text:span text:style-name="T8"/><text:span text:style-name="T8">strides = [</text:span><text:span text:style-name="T6">1</text:span><text:span text:style-name="T7">, </text:span><text:span text:style-name="T6">1</text:span><text:span text:style-name="T7">,</text:span><text:span text:style-name="T6">1</text:span><text:span text:style-name="T8">]</text:span><text:span text:style-name="T8"/><text:span text:style-name="T8">pools = [</text:span><text:span text:style-name="T6">3</text:span><text:span text:style-name="T7">, </text:span><text:span text:style-name="T6">3</text:span><text:span text:style-name="T7">,</text:span><text:span text:style-name="T6">2</text:span><text:span text:style-name="T8">]</text:span>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ctangular kernel +1,-1</text:p>
          </table:table-cell>
          <table:table-cell office:value-type="string" office:string-value="channels = [16,30,20]input_image_dim = (28, 28)start_channel = 1convs = [9 , 3,3]pads = [1, 1,1]strides = [1, 1,1]pools = [3, 3,1]  &#10;Dense layer" calcext:value-type="string">
            <text:p><text:span text:style-name="T5">channels = [</text:span><text:span text:style-name="T6">16</text:span><text:span text:style-name="T7">,</text:span><text:span text:style-name="T6">30</text:span><text:span text:style-name="T7">,</text:span><text:span text:style-name="T6">20</text:span><text:span text:style-name="T8">]</text:span><text:span text:style-name="T8"/><text:span text:style-name="T8">input_image_dim = (</text:span><text:span text:style-name="T6">28</text:span><text:span text:style-name="T7">, </text:span><text:span text:style-name="T6">28</text:span><text:span text:style-name="T8">)</text:span><text:span text:style-name="T8"/><text:span text:style-name="T8">start_channel = </text:span><text:span text:style-name="T6">1</text:span><text:span text:style-name="T6"/><text:span text:style-name="T8">convs = [</text:span><text:span text:style-name="T6">9 </text:span><text:span text:style-name="T7">, </text:span><text:span text:style-name="T6">3</text:span><text:span text:style-name="T7">,</text:span><text:span text:style-name="T6">3</text:span><text:span text:style-name="T8">]</text:span><text:span text:style-name="T8"/><text:span text:style-name="T8">pads = [</text:span><text:span text:style-name="T6">1</text:span><text:span text:style-name="T7">, </text:span><text:span text:style-name="T6">1</text:span><text:span text:style-name="T7">,</text:span><text:span text:style-name="T6">1</text:span><text:span text:style-name="T8">]</text:span><text:span text:style-name="T8"/><text:span text:style-name="T8">strides = [</text:span><text:span text:style-name="T6">1</text:span><text:span text:style-name="T7">, </text:span><text:span text:style-name="T6">1</text:span><text:span text:style-name="T7">,</text:span><text:span text:style-name="T6">1</text:span><text:span text:style-name="T8">]</text:span><text:span text:style-name="T8"/><text:span text:style-name="T8">pools = [</text:span><text:span text:style-name="T6">3</text:span><text:span text:style-name="T7">, </text:span><text:span text:style-name="T6">3</text:span><text:span text:style-name="T7">,</text:span><text:span text:style-name="T6">1</text:span><text:span text:style-name="T8">]  </text:span></text:p>
            <text:p><text:span text:style-name="T8">Dense layer</text:span></text:p>
          </table:table-cell>
          <table:table-cell office:value-type="float" office:value="0.96" calcext:value-type="float">
            <text:p>0.96</text:p>
          </table:table-cell>
          <table:table-cell office:value-type="float" office:value="11800" calcext:value-type="float">
            <text:p>11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23:39:19.310180582</meta:creation-date>
    <meta:generator>LibreOffice/6.4.7.2$Linux_X86_64 LibreOffice_project/40$Build-2</meta:generator>
    <dc:date>2021-06-26T18:49:37.342112819</dc:date>
    <meta:editing-duration>PT19H2M2S</meta:editing-duration>
    <meta:editing-cycles>2</meta:editing-cycles>
    <meta:document-statistic meta:table-count="1" meta:cell-count="20" meta:object-count="0"/>
  </office:meta>
</office:document-meta>
</file>